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79e8" officeooo:paragraph-rsid="001ccb50"/>
    </style:style>
    <style:style style:name="P2" style:family="paragraph" style:parent-style-name="Standard">
      <style:text-properties fo:font-weight="bold" officeooo:rsid="000979e8" officeooo:paragraph-rsid="001ccb50" style:font-weight-asian="bold" style:font-weight-complex="bold"/>
    </style:style>
    <style:style style:name="P3" style:family="paragraph" style:parent-style-name="Standard">
      <style:text-properties officeooo:rsid="000ab3c1" officeooo:paragraph-rsid="001ccb50"/>
    </style:style>
    <style:style style:name="P4" style:family="paragraph" style:parent-style-name="Standard">
      <style:text-properties officeooo:rsid="000ab3c1" officeooo:paragraph-rsid="001ccb50"/>
    </style:style>
    <style:style style:name="P5" style:family="paragraph" style:parent-style-name="Standard">
      <style:text-properties officeooo:rsid="001e99f2" officeooo:paragraph-rsid="001e99f2"/>
    </style:style>
    <style:style style:name="P6" style:family="paragraph" style:parent-style-name="Standard">
      <style:text-properties officeooo:rsid="001e99f2" officeooo:paragraph-rsid="001f673e"/>
    </style:style>
    <style:style style:name="T1" style:family="text">
      <style:text-properties officeooo:rsid="001ccb50"/>
    </style:style>
    <style:style style:name="T2" style:family="text">
      <style:text-properties officeooo:rsid="001e2925"/>
    </style:style>
    <style:style style:name="T3" style:family="text">
      <style:text-properties officeooo:rsid="001f67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vironment for the Resnet CNN MRI paper code <text:span text:style-name="T1">with Python 3.6 </text:span></text:p>
      <text:p text:style-name="P1"/>
      <text:p text:style-name="P1"><text:s/></text:p>
      <text:p text:style-name="P1">* Name of the environment: ResnetCnnMRI<text:span text:style-name="T2">36</text:span> </text:p>
      <text:p text:style-name="P1"/>
      <text:p text:style-name="P1">* Python version: <text:span text:style-name="T2">3</text:span>.<text:span text:style-name="T2">6</text:span></text:p>
      <text:p text:style-name="P1"/>
      <text:p text:style-name="P1">* Packages installed</text:p>
      <text:p text:style-name="P1">As in the requirements.txt file published by the paper’s authors:</text:p>
      <text:p text:style-name="P3"/>
      <text:p text:style-name="P3">(1) ipykernel==4.5.0</text:p>
      <text:p text:style-name="P3">(2) ipython==5.1.0</text:p>
      <text:p text:style-name="P3">(3) ipython-genutils==0.1.0</text:p>
      <text:p text:style-name="P3">(4) ipywidgets==5.2.2</text:p>
      <text:p text:style-name="P3">(5) jupyter==1.0.0</text:p>
      <text:p text:style-name="P3">(6) jupyter-client==4.4.0</text:p>
      <text:p text:style-name="P3">(7) jupyter-console==5.0.0</text:p>
      <text:p text:style-name="P3">(8) jupyter-core==4.2.0</text:p>
      <text:p text:style-name="P3">(9) -e git+https://github.com/Lasagne/Lasagne.git@996bf64c0aec6d481044495800b461cc62040041#egg=Lasagne</text:p>
      <text:p text:style-name="P3">(10) matplotlib==1.5.3</text:p>
      <text:p text:style-name="P3">(11) nbconvert==4.2.0</text:p>
      <text:p text:style-name="P3">(12) nbformat==4.1.0</text:p>
      <text:p text:style-name="P3">(13) nibabel==2.1.0</text:p>
      <text:p text:style-name="P3">(14) nipype==0.12.1</text:p>
      <text:p text:style-name="P3">(15) notebook==4.2.3</text:p>
      <text:p text:style-name="P3">(16) numpy==1.11.2</text:p>
      <text:p text:style-name="P3">(17) pandas==0.19.0</text:p>
      <text:p text:style-name="P3">(18) scikit-image==0.12.3</text:p>
      <text:p text:style-name="P3">(19) scikit-learn==0.18</text:p>
      <text:p text:style-name="P3">(20) scipy==0.18.1</text:p>
      <text:p text:style-name="P3">(21) seaborn==0.7.1</text:p>
      <text:p text:style-name="P3">(22) https://github.com/Theano/Theano/archive/master.zip</text:p>
      <text:p text:style-name="P3">(23) tqdm==4.8.4</text:p>
      <text:p text:style-name="P3"/>
      <text:p text:style-name="P3"/>
      <text:p text:style-name="P3"/>
      <text:p text:style-name="P5">* <text:a xlink:type="simple" xlink:href="http://deeplearning.net/software/theano_versions/0.9.X/install_ubuntu.html" text:style-name="Internet_20_link" text:visited-style-name="Visited_20_Internet_20_Link">http://deeplearning.net/software/theano_versions/0.9.X/install_ubuntu.html</text:a></text:p>
      <text:p text:style-name="P6">* <text:a xlink:type="simple" xlink:href="https://github.com/Theano/Theano/wiki/Converting-to-the-new-gpu-back-end%28gpuarray%29" text:style-name="Internet_20_link" text:visited-style-name="Visited_20_Internet_20_Link"><text:span text:style-name="T3">https://github.com/Theano/Theano/wiki/Converting-to-the-new-gpu-back-end%28gpuarray%29</text:span></text:a></text:p>
      <text:p text:style-name="P6">* <text:a xlink:type="simple" xlink:href="https://www.cyberciti.biz/faq/set-environment-variable-linux/" text:style-name="Internet_20_link" text:visited-style-name="Visited_20_Internet_20_Link"><text:span text:style-name="T3">https://www.cyberciti.biz/faq/set-environment-variable-linux/</text:span></text:a></text:p>
      <text:p text:style-name="P6">* </text:p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2:19:15.569576407</meta:creation-date>
    <dc:date>2018-03-13T19:14:44.530897297</dc:date>
    <meta:editing-duration>PT1H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88" meta:character-count="1036" meta:non-whitespace-character-count="975"/>
  </office:meta>
</office:document-meta>
</file>